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4cm" svg:stroke-color="#ffff00" draw:marker-start-width="0.8cm" draw:marker-end-width="0.8cm" draw:fill="none" draw:textarea-vertical-align="middle" fo:padding-top="0.325cm" fo:padding-bottom="0.325cm" fo:padding-left="0.45cm" fo:padding-right="0.45cm"/>
    </style:style>
    <style:style style:name="gr2" style:family="graphic" style:parent-style-name="objectwithoutfill">
      <style:graphic-properties svg:stroke-width="0.4cm" svg:stroke-color="#00cc00" draw:marker-start-width="0.8cm" draw:marker-end-width="0.8cm" draw:fill="none" draw:fill-color="#ffffff" draw:textarea-vertical-align="middle" fo:padding-top="0.325cm" fo:padding-bottom="0.325cm" fo:padding-left="0.45cm" fo:padding-right="0.45cm"/>
    </style:style>
    <style:style style:name="gr3" style:family="graphic" style:parent-style-name="objectwithoutfill">
      <style:graphic-properties svg:stroke-width="0.4cm" svg:stroke-color="#b2b2b2" draw:marker-start-width="0.8cm" draw:marker-end-width="0.8cm" draw:fill="none" draw:textarea-vertical-align="middle" fo:padding-top="0.325cm" fo:padding-bottom="0.325cm" fo:padding-left="0.45cm" fo:padding-right="0.45cm"/>
    </style:style>
    <style:style style:name="gr4" style:family="graphic" style:parent-style-name="standard">
      <style:graphic-properties draw:stroke="none" svg:stroke-color="#000000" draw:fill="solid" draw:fill-color="#00cc00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solid" draw:fill-color="#00cc00" draw:textarea-horizontal-align="left" draw:auto-grow-height="true" draw:auto-grow-width="true" fo:min-height="1.15cm" fo:min-width="0cm"/>
    </style:style>
    <style:style style:name="gr6" style:family="graphic" style:parent-style-name="standard">
      <style:graphic-properties draw:stroke="none" svg:stroke-color="#000000" draw:fill="solid" draw:fill-color="#ff6600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solid" draw:fill-color="#b2b2b2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="solid" draw:fill-color="#ff6600" draw:textarea-vertical-align="middle"/>
    </style:style>
    <style:style style:name="P1" style:family="paragraph">
      <style:paragraph-properties fo:text-align="center"/>
      <style:text-properties fo:font-size="14pt" style:font-size-asian="18pt" style:font-size-complex="18pt"/>
    </style:style>
    <style:style style:name="P2" style:family="paragraph">
      <style:text-properties fo:font-size="14pt" style:font-size-asian="18pt" style:font-size-complex="18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6cm" svg:y1="7.5cm" svg:x2="16.8cm" svg:y2="22.8cm">
          <text:p/>
        </draw:line>
        <draw:line draw:style-name="gr2" draw:text-style-name="P1" draw:layer="layout" svg:x1="13.8cm" svg:y1="10.4cm" svg:x2="12.4cm" svg:y2="23.4cm">
          <text:p/>
        </draw:line>
        <draw:line draw:style-name="gr3" draw:text-style-name="P1" draw:layer="layout" svg:x1="3.8cm" svg:y1="18.4cm" svg:x2="17.6cm" svg:y2="18.3cm">
          <text:p/>
        </draw:line>
        <draw:frame draw:style-name="gr4" draw:text-style-name="P2" draw:layer="layout" svg:width="3.597cm" svg:height="0.802cm" svg:x="13.6cm" svg:y="10.3cm">
          <draw:text-box>
            <text:p text:style-name="P2">Grand Central</text:p>
          </draw:text-box>
        </draw:frame>
        <draw:frame draw:style-name="gr4" draw:text-style-name="P2" draw:layer="layout" svg:width="1.488cm" svg:height="0.802cm" svg:x="13.7cm" svg:y="11.498cm">
          <draw:text-box>
            <text:p text:style-name="P2">33rd</text:p>
          </draw:text-box>
        </draw:frame>
        <draw:frame draw:style-name="gr4" draw:text-style-name="P2" draw:layer="layout" svg:width="1.463cm" svg:height="0.802cm" svg:x="13.5cm" svg:y="13.5cm">
          <draw:text-box>
            <text:p text:style-name="P2">28th</text:p>
          </draw:text-box>
        </draw:frame>
        <draw:frame draw:style-name="gr5" draw:text-style-name="P2" draw:layer="layout" svg:width="1.488cm" svg:height="0.802cm" svg:x="13.312cm" svg:y="15.898cm">
          <draw:text-box>
            <text:p text:style-name="P2">23rd</text:p>
          </draw:text-box>
        </draw:frame>
        <draw:frame draw:style-name="gr6" draw:text-style-name="P2" draw:layer="layout" svg:width="3.516cm" svg:height="0.802cm" draw:transform="rotate (0.666366708411309) translate (9.3cm 20.773cm)">
          <draw:text-box>
            <text:p text:style-name="P2">Union Square</text:p>
          </draw:text-box>
        </draw:frame>
        <draw:frame draw:style-name="gr4" draw:text-style-name="P2" draw:layer="layout" svg:width="3.021cm" svg:height="0.802cm" svg:x="12.6cm" svg:y="22.8cm">
          <draw:text-box>
            <text:p text:style-name="P2">Astor Place</text:p>
          </draw:text-box>
        </draw:frame>
        <draw:frame draw:style-name="gr7" draw:text-style-name="P3" draw:layer="layout" svg:width="3.558cm" svg:height="0.806cm" svg:x="3.6cm" svg:y="7.294cm">
          <draw:text-box>
            <text:p><text:span text:style-name="T1">Times Square</text:span></text:p>
          </draw:text-box>
        </draw:frame>
        <draw:frame draw:style-name="gr7" draw:text-style-name="P3" draw:layer="layout" svg:width="1.463cm" svg:height="0.806cm" svg:x="7.2cm" svg:y="11cm">
          <draw:text-box>
            <text:p><text:span text:style-name="T1">34th</text:span></text:p>
          </draw:text-box>
        </draw:frame>
        <draw:frame draw:style-name="gr7" draw:text-style-name="P3" draw:layer="layout" svg:width="1.463cm" svg:height="0.806cm" svg:x="9.337cm" svg:y="13.494cm">
          <draw:text-box>
            <text:p><text:span text:style-name="T1">28th</text:span></text:p>
          </draw:text-box>
        </draw:frame>
        <draw:frame draw:style-name="gr7" draw:text-style-name="P3" draw:layer="layout" svg:width="1.493cm" svg:height="0.806cm" svg:x="11.307cm" svg:y="15.8cm">
          <draw:text-box>
            <text:p><text:span text:style-name="T1">23rd</text:span></text:p>
          </draw:text-box>
        </draw:frame>
        <draw:frame draw:style-name="gr8" draw:text-style-name="P3" draw:layer="layout" svg:width="1.188cm" svg:height="0.806cm" svg:x="8.012cm" svg:y="17.4cm">
          <draw:text-box>
            <text:p><text:span text:style-name="T1">6th</text:span></text:p>
          </draw:text-box>
        </draw:frame>
        <draw:frame draw:style-name="gr8" draw:text-style-name="P3" draw:layer="layout" svg:width="1.217cm" svg:height="0.806cm" svg:x="13.8cm" svg:y="17.394cm">
          <draw:text-box>
            <text:p><text:span text:style-name="T1">3rd</text:span></text:p>
          </draw:text-box>
        </draw:frame>
        <draw:frame draw:style-name="gr8" draw:text-style-name="P3" draw:layer="layout" svg:width="1.162cm" svg:height="0.806cm" svg:x="17.012cm" svg:y="17.4cm">
          <draw:text-box>
            <text:p><text:span text:style-name="T1">1st</text:span></text:p>
          </draw:text-box>
        </draw:frame>
        <draw:frame draw:style-name="gr8" draw:text-style-name="P3" draw:layer="layout" svg:width="1.188cm" svg:height="0.806cm" svg:x="3.3cm" svg:y="17.494cm">
          <draw:text-box>
            <text:p><text:span text:style-name="T1">8th</text:span></text:p>
          </draw:text-box>
        </draw:frame>
        <draw:frame draw:style-name="gr8" draw:text-style-name="P3" draw:layer="layout" svg:width="0.777cm" svg:height="0.806cm" svg:x="2.312cm" svg:y="16.294cm">
          <draw:text-box>
            <text:p><text:span text:style-name="T1">L</text:span></text:p>
          </draw:text-box>
        </draw:frame>
        <draw:frame draw:style-name="gr7" draw:text-style-name="P3" draw:layer="layout" svg:width="0.858cm" svg:height="0.806cm" svg:x="2.3cm" svg:y="5.994cm">
          <draw:text-box>
            <text:p><text:span text:style-name="T1">N</text:span></text:p>
          </draw:text-box>
        </draw:frame>
        <draw:frame draw:style-name="gr4" draw:text-style-name="P2" draw:layer="layout" svg:width="0.777cm" svg:height="0.802cm" svg:x="13.303cm" svg:y="8.898cm">
          <draw:text-box>
            <text:p text:style-name="P2">6</text:p>
          </draw:text-box>
        </draw:frame>
        <draw:frame draw:style-name="gr7" draw:text-style-name="P3" draw:layer="layout" svg:width="1.188cm" svg:height="0.806cm" svg:x="16.7cm" svg:y="22.094cm">
          <draw:text-box>
            <text:p><text:span text:style-name="T1">8th</text:span></text:p>
          </draw:text-box>
        </draw:frame>
        <draw:circle draw:style-name="gr9" draw:text-style-name="P4" draw:layer="layout" svg:width="0.6cm" svg:height="0.6cm" svg:x="12.6cm" svg:y="18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el Pavling</meta:initial-creator>
    <meta:creation-date>2014-01-09T17:59:23</meta:creation-date>
    <dc:date>2014-01-09T18:22:45</dc:date>
    <dc:creator>Michael Pavling</dc:creator>
    <meta:editing-duration>PT6M51S</meta:editing-duration>
    <meta:editing-cycles>2</meta:editing-cycles>
    <meta:generator>OpenOffice/4.0.1$Unix OpenOffice.org_project/401m5$Build-9714</meta:generator>
    <meta:document-statistic meta:object-count="22"/>
  </office:meta>
</office:document-meta>
</file>